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">
      <style:paragraph-properties style:page-number="auto" fo:break-before="page"/>
    </style:style>
    <style:style style:name="P3" style:family="paragraph" style:parent-style-name="Standard" style:master-page-name="">
      <style:paragraph-properties style:page-number="auto" fo:break-after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11</text:p>
      <text:p text:style-name="P1">(ctrl+return)</text:p>
      <text:p text:style-name="Standard">222</text:p>
      <text:p text:style-name="P2">333 (attr, page break before this)</text:p>
      <text:p text:style-name="P3">44444 (attr, page break after this) </text:p>
      <text:p text:style-name="Standard">5555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lte Timmermann</meta:initial-creator>
    <meta:creation-date>2014-09-26T14:39:22.83</meta:creation-date>
    <meta:document-statistic meta:table-count="0" meta:image-count="0" meta:object-count="0" meta:page-count="4" meta:paragraph-count="6" meta:word-count="16" meta:character-count="94"/>
    <dc:date>2014-09-26T14:41:49.48</dc:date>
    <dc:creator>Malte Timmermann</dc:creator>
    <meta:editing-duration>PT2M27S</meta:editing-duration>
    <meta:editing-cycles>1</meta:editing-cycles>
    <meta:generator>OpenOffice/4.1.1$Win32 OpenOffice.org_project/411m6$Build-9775</meta:generator>
  </office:meta>
</office:document-meta>
</file>